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程序说明</text:p>
      <text:p text:style-name="P1">version 0.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8:43:43</meta:creation-date>
    <dc:date>2015-08-21T08:45:24</dc:date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17" meta:non-whitespace-character-count="16"/>
    <meta:generator>LibreOffice/3.5$Linux_X86_64 LibreOffice_project/350m1$Build-2</meta:generator>
  </office:meta>
</office:document-meta>
</file>